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officeooo:paragraph-rsid="01029c3b"/>
    </style:style>
    <style:style style:name="P2" style:family="paragraph" style:parent-style-name="Text_20_body">
      <style:text-properties officeooo:paragraph-rsid="01006f59"/>
    </style:style>
    <style:style style:name="P3" style:family="paragraph" style:parent-style-name="Text_20_body">
      <style:text-properties officeooo:rsid="0109e9c1" officeooo:paragraph-rsid="0109e9c1"/>
    </style:style>
    <style:style style:name="P4" style:family="paragraph" style:parent-style-name="Text_20_body">
      <style:text-properties fo:color="#000000" fo:font-weight="normal" officeooo:rsid="01138176" officeooo:paragraph-rsid="01138176" style:font-weight-asian="normal" style:font-weight-complex="normal"/>
    </style:style>
    <style:style style:name="P5" style:family="paragraph" style:parent-style-name="Text_20_body">
      <style:text-properties fo:color="#000000" fo:font-weight="normal" officeooo:rsid="0113b4a8" officeooo:paragraph-rsid="0113b4a8" style:font-weight-asian="normal" style:font-weight-complex="normal"/>
    </style:style>
    <style:style style:name="P6" style:family="paragraph" style:parent-style-name="Text_20_body">
      <style:text-properties fo:font-weight="bold" officeooo:paragraph-rsid="010f4b82" style:font-weight-asian="bold" style:font-weight-complex="bold"/>
    </style:style>
    <style:style style:name="P7" style:family="paragraph" style:parent-style-name="Text_20_body">
      <style:text-properties officeooo:paragraph-rsid="00f6cbe4"/>
    </style:style>
    <style:style style:name="P8" style:family="paragraph" style:parent-style-name="Text_20_body">
      <style:text-properties officeooo:paragraph-rsid="00fad28f"/>
    </style:style>
    <style:style style:name="P9" style:family="paragraph" style:parent-style-name="Text_20_body">
      <style:text-properties officeooo:rsid="010f78f6" officeooo:paragraph-rsid="011241fb"/>
    </style:style>
    <style:style style:name="P10" style:family="paragraph" style:parent-style-name="Text_20_body">
      <style:text-properties officeooo:paragraph-rsid="010fccfd"/>
    </style:style>
    <style:style style:name="P11" style:family="paragraph" style:parent-style-name="Text_20_body">
      <style:text-properties officeooo:paragraph-rsid="01117e4a"/>
    </style:style>
    <style:style style:name="P12" style:family="paragraph" style:parent-style-name="Text_20_body">
      <style:text-properties officeooo:paragraph-rsid="011370bb"/>
    </style:style>
    <style:style style:name="P13" style:family="paragraph" style:parent-style-name="Text_20_body">
      <style:text-properties officeooo:paragraph-rsid="01083ab1"/>
    </style:style>
    <style:style style:name="P14" style:family="paragraph" style:parent-style-name="Text_20_body">
      <style:text-properties officeooo:rsid="0114d9da" officeooo:paragraph-rsid="0114d9da"/>
    </style:style>
    <style:style style:name="P15" style:family="paragraph" style:parent-style-name="Text_20_body">
      <style:text-properties officeooo:paragraph-rsid="01155a6f"/>
    </style:style>
    <style:style style:name="P16" style:family="paragraph" style:parent-style-name="Text_20_body">
      <style:text-properties officeooo:rsid="01155a6f" officeooo:paragraph-rsid="01155a6f"/>
    </style:style>
    <style:style style:name="P17" style:family="paragraph" style:parent-style-name="Text_20_body">
      <style:text-properties officeooo:paragraph-rsid="0119852f"/>
    </style:style>
    <style:style style:name="P18" style:family="paragraph" style:parent-style-name="Text_20_body">
      <style:text-properties officeooo:rsid="011a0954" officeooo:paragraph-rsid="011a0954"/>
    </style:style>
    <style:style style:name="P19" style:family="paragraph" style:parent-style-name="Text_20_body">
      <style:text-properties officeooo:paragraph-rsid="011a0954"/>
    </style:style>
    <style:style style:name="T1" style:family="text">
      <style:text-properties fo:font-weight="bold" style:font-weight-asian="bold" style:font-weight-complex="bold"/>
    </style:style>
    <style:style style:name="T2" style:family="text">
      <style:text-properties fo:font-weight="bold" officeooo:rsid="008be1ea" style:font-weight-asian="bold" style:font-weight-complex="bold"/>
    </style:style>
    <style:style style:name="T3" style:family="text">
      <style:text-properties fo:font-weight="bold" officeooo:rsid="0029c951" style:font-weight-asian="bold" style:font-weight-complex="bold"/>
    </style:style>
    <style:style style:name="T4" style:family="text">
      <style:text-properties fo:font-weight="bold" officeooo:rsid="00e03a2b" style:font-weight-asian="bold" style:font-weight-complex="bold"/>
    </style:style>
    <style:style style:name="T5" style:family="text">
      <style:text-properties fo:font-weight="bold" officeooo:rsid="00f745c5" style:font-weight-asian="bold" style:font-weight-complex="bold"/>
    </style:style>
    <style:style style:name="T6" style:family="text">
      <style:text-properties fo:font-weight="bold" officeooo:rsid="00f34c10" style:font-weight-asian="bold" style:font-weight-complex="bold"/>
    </style:style>
    <style:style style:name="T7" style:family="text">
      <style:text-properties fo:font-weight="bold" officeooo:rsid="01083ab1" style:font-weight-asian="bold" style:font-weight-complex="bold"/>
    </style:style>
    <style:style style:name="T8" style:family="text">
      <style:text-properties fo:font-weight="bold" officeooo:rsid="010c686c" style:font-weight-asian="bold" style:font-weight-complex="bold"/>
    </style:style>
    <style:style style:name="T9" style:family="text">
      <style:text-properties fo:font-weight="bold" officeooo:rsid="011241fb" style:font-weight-asian="bold" style:font-weight-complex="bold"/>
    </style:style>
    <style:style style:name="T10" style:family="text">
      <style:text-properties fo:font-weight="bold" officeooo:rsid="01138176" style:font-weight-asian="bold" style:font-weight-complex="bold"/>
    </style:style>
    <style:style style:name="T11" style:family="text">
      <style:text-properties fo:font-weight="bold" officeooo:rsid="011370bb" style:font-weight-asian="bold" style:font-weight-complex="bold"/>
    </style:style>
    <style:style style:name="T12" style:family="text">
      <style:text-properties officeooo:rsid="008be1ea"/>
    </style:style>
    <style:style style:name="T13" style:family="text">
      <style:text-properties officeooo:rsid="009dfa9b"/>
    </style:style>
    <style:style style:name="T14" style:family="text">
      <style:text-properties fo:font-weight="normal" style:font-weight-asian="normal" style:font-weight-complex="normal"/>
    </style:style>
    <style:style style:name="T15" style:family="text">
      <style:text-properties fo:font-weight="normal" officeooo:rsid="01138176" style:font-weight-asian="normal" style:font-weight-complex="normal"/>
    </style:style>
    <style:style style:name="T16" style:family="text">
      <style:text-properties fo:font-weight="normal" officeooo:rsid="0114d9da" style:font-weight-asian="normal" style:font-weight-complex="normal"/>
    </style:style>
    <style:style style:name="T17" style:family="text">
      <style:text-properties fo:font-weight="normal" officeooo:rsid="0119852f" style:font-weight-asian="normal" style:font-weight-complex="normal"/>
    </style:style>
    <style:style style:name="T18" style:family="text">
      <style:text-properties fo:font-weight="normal" officeooo:rsid="011a0954" style:font-weight-asian="normal" style:font-weight-complex="normal"/>
    </style:style>
    <style:style style:name="T19" style:family="text">
      <style:text-properties fo:font-weight="normal" officeooo:rsid="011b557f" style:font-weight-asian="normal" style:font-weight-complex="normal"/>
    </style:style>
    <style:style style:name="T20" style:family="text">
      <style:text-properties officeooo:rsid="00e51007"/>
    </style:style>
    <style:style style:name="T21" style:family="text">
      <style:text-properties fo:color="#000000" fo:font-weight="normal" style:font-weight-asian="normal" style:font-weight-complex="normal"/>
    </style:style>
    <style:style style:name="T22" style:family="text">
      <style:text-properties fo:color="#000000" fo:font-weight="normal" officeooo:rsid="00fe9587" style:font-weight-asian="normal" style:font-weight-complex="normal"/>
    </style:style>
    <style:style style:name="T23" style:family="text">
      <style:text-properties fo:color="#000000" fo:font-weight="normal" officeooo:rsid="01038a7a" style:font-weight-asian="normal" style:font-weight-complex="normal"/>
    </style:style>
    <style:style style:name="T24" style:family="text">
      <style:text-properties fo:color="#000000" fo:font-weight="normal" officeooo:rsid="011370bb" style:font-weight-asian="normal" style:font-weight-complex="normal"/>
    </style:style>
    <style:style style:name="T25" style:family="text">
      <style:text-properties fo:color="#000000" fo:font-weight="normal" officeooo:rsid="01138176" style:font-weight-asian="normal" style:font-weight-complex="normal"/>
    </style:style>
    <style:style style:name="T26" style:family="text">
      <style:text-properties fo:color="#000000" fo:font-weight="normal" officeooo:rsid="0113b4a8" style:font-weight-asian="normal" style:font-weight-complex="normal"/>
    </style:style>
    <style:style style:name="T27" style:family="text">
      <style:text-properties fo:color="#000000" fo:font-weight="normal" officeooo:rsid="0114d9da" style:font-weight-asian="normal" style:font-weight-complex="normal"/>
    </style:style>
    <style:style style:name="T28" style:family="text">
      <style:text-properties fo:color="#000000" fo:font-weight="normal" officeooo:rsid="011793d6" style:font-weight-asian="normal" style:font-weight-complex="normal"/>
    </style:style>
    <style:style style:name="T29" style:family="text">
      <style:text-properties fo:color="#000000" fo:font-weight="normal" officeooo:rsid="01155a6f" style:font-weight-asian="normal" style:font-weight-complex="normal"/>
    </style:style>
    <style:style style:name="T30" style:family="text">
      <style:text-properties fo:color="#000000" fo:font-weight="normal" officeooo:rsid="0119852f" style:font-weight-asian="normal" style:font-weight-complex="normal"/>
    </style:style>
    <style:style style:name="T31" style:family="text">
      <style:text-properties fo:color="#000000" fo:font-weight="bold" style:font-weight-asian="bold" style:font-weight-complex="bold"/>
    </style:style>
    <style:style style:name="T32" style:family="text">
      <style:text-properties fo:color="#000000" fo:font-weight="bold" officeooo:rsid="00f6cbe4" style:font-weight-asian="bold" style:font-weight-complex="bold"/>
    </style:style>
    <style:style style:name="T33" style:family="text">
      <style:text-properties fo:color="#000000" fo:font-weight="bold" officeooo:rsid="00fe9587" style:font-weight-asian="bold" style:font-weight-complex="bold"/>
    </style:style>
    <style:style style:name="T34" style:family="text">
      <style:text-properties fo:color="#000000" fo:font-weight="bold" officeooo:rsid="01029c3b" style:font-weight-asian="bold" style:font-weight-complex="bold"/>
    </style:style>
    <style:style style:name="T35" style:family="text">
      <style:text-properties fo:color="#000000" fo:font-weight="bold" officeooo:rsid="01038a7a" style:font-weight-asian="bold" style:font-weight-complex="bold"/>
    </style:style>
    <style:style style:name="T36" style:family="text">
      <style:text-properties fo:color="#000000" fo:font-weight="bold" officeooo:rsid="0109e9c1" style:font-weight-asian="bold" style:font-weight-complex="bold"/>
    </style:style>
    <style:style style:name="T37" style:family="text">
      <style:text-properties fo:color="#000000" fo:font-weight="bold" officeooo:rsid="010f78f6" style:font-weight-asian="bold" style:font-weight-complex="bold"/>
    </style:style>
    <style:style style:name="T38" style:family="text">
      <style:text-properties fo:color="#000000" fo:font-weight="bold" officeooo:rsid="0113ffca" style:font-weight-asian="bold" style:font-weight-complex="bold"/>
    </style:style>
    <style:style style:name="T39" style:family="text">
      <style:text-properties fo:color="#000000" fo:font-weight="bold" officeooo:rsid="00f5e23f" style:font-weight-asian="bold" style:font-weight-complex="bold"/>
    </style:style>
    <style:style style:name="T40" style:family="text">
      <style:text-properties fo:color="#000000" fo:font-weight="bold" officeooo:rsid="0119852f" style:font-weight-asian="bold" style:font-weight-complex="bold"/>
    </style:style>
    <style:style style:name="T41" style:family="text">
      <style:text-properties fo:color="#000000" fo:font-weight="bold" officeooo:rsid="01155a6f" style:font-weight-asian="bold" style:font-weight-complex="bold"/>
    </style:style>
    <style:style style:name="T42" style:family="text">
      <style:text-properties fo:color="#000000" style:text-position="super 58%" fo:font-weight="normal" officeooo:rsid="011793d6" style:font-weight-asian="normal" style:font-weight-complex="normal"/>
    </style:style>
    <style:style style:name="T43" style:family="text">
      <style:text-properties officeooo:rsid="00f745c5"/>
    </style:style>
    <style:style style:name="T44" style:family="text">
      <style:text-properties officeooo:rsid="01083ab1"/>
    </style:style>
    <style:style style:name="T45" style:family="text">
      <style:text-properties officeooo:rsid="010f4b82"/>
    </style:style>
    <style:style style:name="T46" style:family="text">
      <style:text-properties officeooo:rsid="010f78f6"/>
    </style:style>
    <style:style style:name="T47" style:family="text">
      <style:text-properties officeooo:rsid="010fccfd"/>
    </style:style>
    <style:style style:name="T48" style:family="text">
      <style:text-properties officeooo:rsid="01117e4a"/>
    </style:style>
    <style:style style:name="T49" style:family="text">
      <style:text-properties officeooo:rsid="0111a626"/>
    </style:style>
    <style:style style:name="T50" style:family="text">
      <style:text-properties officeooo:rsid="011370bb"/>
    </style:style>
    <style:style style:name="T51" style:family="text">
      <style:text-properties officeooo:rsid="0113b4a8"/>
    </style:style>
    <style:style style:name="T52" style:family="text">
      <style:text-properties officeooo:rsid="0114d9da"/>
    </style:style>
    <style:style style:name="T53" style:family="text">
      <style:text-properties officeooo:rsid="0115a09d"/>
    </style:style>
    <style:style style:name="T54" style:family="text">
      <style:text-properties officeooo:rsid="011793d6"/>
    </style:style>
    <style:style style:name="T55" style:family="text">
      <style:text-properties style:text-position="super 58%" officeooo:rsid="011793d6"/>
    </style:style>
    <style:style style:name="T56" style:family="text">
      <style:text-properties style:text-position="super 58%" officeooo:rsid="0119852f"/>
    </style:style>
    <style:style style:name="T57" style:family="text">
      <style:text-properties officeooo:rsid="011985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CB IT Stuff recording <text:span text:style-name="T44">26 August</text:span> 201<text:span text:style-name="T13">5</text:span> transmission <text:span text:style-name="T45">27-28 August</text:span> 201<text:span text:style-name="T13">5</text:span></text:p>
      <text:p text:style-name="P2"><text:span text:style-name="T3">[0]</text:span><text:span text:style-name="T20"> Welcome to IT Stuff, in theory this is BCB’s show about Information Technology but in practice all we ever talk about is human folly. Specifically, it’ll be folly all the way when we tell you about Ashley Madison and Windows 10, and there will be planes, trains, automobiles and skateboards. I’m Jayne Mansfield and helping me with my lobsters today are Dick Kriss and Shi. At least one of these people has got toothache, and we’ll be revealing who at the end of the show. </text:span></text:p>
      <text:p text:style-name="P3"><text:span text:style-name="T1">[2 Min]</text:span> <text:span text:style-name="T46">So. Human folly it is then. If you’ve not heard of Ashley Madison yet, it’s a website that facilitates married people having affairs. That’s moral uh-oh number one. It got hacked a few weeks ago. That’s moral uh-oh number two. The hackers have now dumped all the confidential data in public. That’s three. Journalists have been crawling all over the data. Four. The celebs that the journalists found have been making implausible denials. Five. And there’s more...</text:span></text:p>
      <text:p text:style-name="P9"><text:span text:style-name="T47">It turns out that </text:span>Ashley Madison <text:span text:style-name="T47">used to charge fifteen quid if you wanted to remove yourself from their database. That’s bad enough, but the data dump showed in fact they didn’t actually delete your records - they wiped your name, email, phone number and address, but kept most of the other stuff, including your GPS location from your phone, and your, uhhh, well, your “proclivities”, you know, what floats your boat. And there’s more... Company emails show that Ashley Madison themselves had hacked a competitor’s website! And now there are dodgy websites that reckon to tell you whether your hubby or missus is in the database. Most of those sites, it turns out, will hack your PC or harvest your email addresses. </text:span></text:p>
      <text:p text:style-name="P11"><text:span text:style-name="T47">Don’t look up your missus or hubby. Seriously. All this has effects in the real world. Toronto police reported two suicides. In Australia, a radio breakfast show invited listeners to ring up and find out if their husbands and wives were in the database. Mrs Woman rang up Fitzy and Wippa of Nova FM. “</text:span>We’re putting him into this website right now and his details have revealed that he’s actually on the website” <text:span text:style-name="T49">shortly followed by </text:span>“Oh I don’t know if we should have done that. That hasn’t left me with a good feeling. I’m sorry that that happened. I feel a bit bad.” <text:span text:style-name="T49">Twitter was disgusted.</text:span></text:p>
      <text:p text:style-name="P12"><text:span text:style-name="T7">[</text:span><text:span text:style-name="T8">6</text:span><text:span text:style-name="T7"> Min]</text:span><text:span text:style-name="T44"> Spare a thought for forgotten villains Carphone Warehouse. Just three weeks ago the people of Britain were hopping mad when 2.4 Million people had </text:span>names, addresses, dates of birth and bank details <text:span text:style-name="T48">stolen in a targetted attack. It’s not just Carphone Warehouse itself, plenty of other outfits had outsourced to them, including </text:span>TalkTalk Mobile, the iD mobile phone network, e2save.com, OneStopPhoneShop.co.uk and Mobiles.co.uk. <text:span text:style-name="T50">They say they have notified everyone who might be affected. 2.4 million people all forced to open new bank accounts? <text:s/>Seriously? <text:s/>And of course people change email addresses more often than bank details, so you could get your bank account emptied with no warning. Three days after the breach, their press release said “</text:span>We took immediate action to secure these systems and launched an investigation with a leading cyber security firm to determine exactly what data was affected. We have also put in place additional security measures to prevent further attacks<text:span text:style-name="T48">”. So that’s basically three days of security work. If it was that simple, hey, shouldn’t they have put their hands in their pockets and thoiled for three days of work from a leading cyber security firm before their customers got turned over?</text:span></text:p>
      <text:p text:style-name="P15"><text:span text:style-name="T48">Potentially, the Carphone Warehouse attack is far more serious than Ashley Madison, but of course the mainstream media has no attention span and can’t join the dots and prefers to bash air displays and the Labour Party. What can you do? Well you’ve made a good start by listening to BCB Radio 106.6FM, good for you.</text:span></text:p>
      <text:p text:style-name="P13"><text:span text:style-name="T7">[</text:span><text:span text:style-name="T9">8</text:span><text:span text:style-name="T7"> Min]</text:span><text:span text:style-name="T44"> More hacking mayhem in the world of cars, where we’ve been enjoying the video of hackers taking a Jeep Cherokee. One minute it’s driving along happily, the next minute our heroes have siezed control from the roadside. They gently stopped it and messed up the radio just to make the point, but they could have smashed it to bits. GM’s OnStar app turns out to have a replay vulnerability that lets bystanders steal your wheels. And it turns out VW has spent two years using the law to hide vulnerabilities in keyless immobilisers in their own cars plus</text:span> Fiat, Audi, Ferrari, Porsche, Maserati <text:span text:style-name="T53">etc.</text:span> <text:span text:style-name="T53">That’s two years they could have spent fixing the bugs, but sadly not. </text:span></text:p>
      <text:p text:style-name="P14"><text:soft-page-break/>Other stuff hacked the same way this month: quadrocopter drones. <text:span text:style-name="T53">The Parrot AR</text:span> <text:span text:style-name="T53">will cost you around £200 quid, and for that money you get </text:span>completely unsecured wifi <text:span text:style-name="T54">and</text:span> <text:span text:style-name="T53">telnet on the default port. And then there’s</text:span> motorised skateboards. Yes <text:span text:style-name="T54">they’re</text:span> a thing, they have bluetooth, it’s unsecured, <text:span text:style-name="T54">and you can just knock the board into reverse. Ouch.</text:span></text:p>
      <text:p text:style-name="P10"><text:span text:style-name="T5">[</text:span><text:span text:style-name="T9">11</text:span><text:span text:style-name="T5"> Min]</text:span><text:span text:style-name="T43"> Moving on (or not), Windows 10 has now been out for a whole month. How’s that turned out? </text:span><text:span text:style-name="T17">There’s no free DVD player in Windows 10. MS wants to sell you one for £11-59! Do yourselves a favour, download VLC instead for nowt. If you upgrade from Windows 7 or 8, it wipes your child safety settings, and redoing them is a massive pain.</text:span></text:p>
      <text:p text:style-name="P18"><text:span text:style-name="T14">The privacy settings turn out to be a nightmare, </text:span><text:span text:style-name="T19">if you don’t go through and tweak it when you install, you are consenting to share everything with Microsoft</text:span><text:span text:style-name="T14">. The update situation has already gone pearshaped just like we predicted last month. KB3081424 failed to install and tried again and again... also </text:span><text:span text:style-name="T19">from now on </text:span><text:span text:style-name="T14">they will only be explaining what’s in ‘significant’ updates, the rest of them you’ll just have to take on trust. So the Windows 10 experience is that they can stuff anything onto your PC and you’re not informed, they can slurp anything off your PC and you’re not informed. This is why some torrent sites have started a blanket ban on all Windows 10 users.</text:span></text:p>
      <text:p text:style-name="P19"><text:span text:style-name="T18">Best of all Windows 10 will automatically create you a screensaver from My Pictures. So if your secret porn stash is under My Pictures... well, guess what Mr </text:span><text:span text:style-name="T14">FalloutBoS</text:span><text:span text:style-name="T18"> on Reddit had to explain to his surprised wife. Other than all that, Windows 10 is just fine.</text:span></text:p>
      <text:p text:style-name="P7"><text:span text:style-name="T2">[1</text:span><text:span text:style-name="T4">4</text:span><text:span text:style-name="T2"> Min]</text:span><text:span text:style-name="T12"> You’re listening to IT Stuff on BCB Radio 106.6FM, we neither know nor care who’s having an affair. In a few moments a roundup of local events past and future.</text:span></text:p>
      <text:p text:style-name="P1"><text:span text:style-name="T32">[</text:span><text:span text:style-name="T33">1</text:span><text:span text:style-name="T36">5</text:span><text:span text:style-name="T33"> Min]</text:span><text:span text:style-name="T22"> </text:span><text:span text:style-name="T24">But first </text:span><text:span text:style-name="T25">let’s see who’s in Anniversary Corner this month! [</text:span><text:span text:style-name="T26">ANNIVERSARY.</text:span><text:span text:style-name="T25">WAV]</text:span></text:p>
      <text:p text:style-name="P4">Twenty years ago this week we were welcoming Windows 95 with its confusing and controversial Start Button. <text:span text:style-name="T51">Remember the Plus Pack? </text:span>Microsoft bunged a rumoured fourteen million bucks to the <text:span text:style-name="T51">Rolling </text:span>Stones <text:span text:style-name="T51">to use</text:span> “Start Me Up” in the advertising. [<text:span text:style-name="T51">STONES.</text:span>WAV]</text:p>
      <text:p text:style-name="P4"><text:span text:style-name="T51">Rolling stones? More like kidney stones</text:span>. Anyway Bill Gates joined in the fun, he made a personal appearance in Doom (yes, that doom) to plug Direct X. It was painfully embarassing. So here ya go! [<text:span text:style-name="T51">GATES.</text:span>WAV]</text:p>
      <text:p text:style-name="P5">How did that work out? gaming on Windows became so good that they invented the Xbox instead.</text:p>
      <text:p text:style-name="Text_20_body"><text:span text:style-name="T34">[</text:span><text:span text:style-name="T37">1</text:span><text:span text:style-name="T38">8</text:span><text:span text:style-name="T35"> Min]</text:span><text:span text:style-name="T23"> </text:span><text:span text:style-name="T27">Local news now, last weekend was Leeds Hack. This is where Leeds City Museum is taken over for a weekend by hackers (the nice kind of hackers) doing hardware and software sprints. Lots of great people doing great things, and Kriss and Shi were there. What was the vibe, folks? What grabbed your attention? </text:span><text:span text:style-name="T30">Dick should have gone and compiled ffmpeg.</text:span></text:p>
      <text:p text:style-name="P14"><text:span text:style-name="T39">[</text:span><text:span text:style-name="T31">2</text:span><text:span text:style-name="T40">2</text:span><text:span text:style-name="T31"> Min]</text:span><text:span text:style-name="T21"> Thanks! </text:span><text:span text:style-name="T28">so what else is coming up?</text:span></text:p>
      <text:p text:style-name="P17"><text:span text:style-name="T41">Coder Dojo</text:span><text:span text:style-name="T29">. </text:span><text:span text:style-name="T28">New school year, turn your little monsters 5-17 into cool kids on Sat 26</text:span><text:span text:style-name="T42">th</text:span><text:span text:style-name="T28"> Sept </text:span><text:span text:style-name="T30">9</text:span><text:span text:style-name="T28"> Innovation centre </text:span><text:span text:style-name="T30">in Little Germany</text:span><text:span text:style-name="T28">. Register at http://www.ticbradford.com/coderdojo</text:span></text:p>
      <text:p text:style-name="P14"><text:span text:style-name="T1">Badonkadonk</text:span>. <text:span text:style-name="T54">Chillaxed get together for local games developers. Wed 9</text:span><text:span text:style-name="T55">th</text:span><text:span text:style-name="T54"> Sept 7pm. Titus Salt. </text:span></text:p>
      <text:p text:style-name="P16"><text:span text:style-name="T1">Bradlug</text:span>. <text:span text:style-name="T54">Monday 14</text:span><text:span text:style-name="T55">th</text:span><text:span text:style-name="T54"> Sept 7pm. CVS Sunbridge Rd. </text:span>I might be thrilling them with a talk about git.</text:p>
      <text:p text:style-name="P16"><text:span text:style-name="T1">Wuthering Bytes</text:span>, <text:span text:style-name="T57">the festival of tech in Hebden Bridge, this year there’s a whole week of events from Open Source Hardware Camp Sat 26 - Sun 27 Sept through to the keynote Festival Day on Friday 2</text:span><text:span text:style-name="T56">nd</text:span><text:span text:style-name="T57"> October. Tickets from wutheringbytes.com</text:span></text:p>
      <text:p text:style-name="P8"><text:span text:style-name="T1">[2</text:span><text:span text:style-name="T10">5</text:span><text:span text:style-name="T1"> Min]</text:span> <text:span text:style-name="T52">Well that’s about it, do you think we’ve cleared this level out? no more monsters and treasure yeah? Let’s head for the exit, thanks for listening, it was Dick who has toothache, </text:span><text:span text:style-name="T16">a</text:span><text:span text:style-name="T15">nd in salute to Leeds Hack we’ll leave you with this forgotten classic from 1989, here’s The Parachute Men with Leeds Station.</text:span></text:p>
      <text:p text:style-name="P12"><text:span text:style-name="T6">[</text:span><text:span text:style-name="T11">26 Min </text:span><text:span text:style-name="T10">17 sec</text:span><text:span text:style-name="T11">] LeedsStn.wav ... </text:span><text:span text:style-name="T6">[29 min 57 sec] 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5-08-26T13:01:42.189149101</dc:date>
    <meta:editing-duration>PT4H4M31S</meta:editing-duration>
    <meta:editing-cycles>38</meta:editing-cycles>
    <meta:generator>LibreOffice/4.4.1.2$Linux_X86_64 LibreOffice_project/40m0$Build-2</meta:generator>
    <meta:document-statistic meta:table-count="0" meta:image-count="0" meta:object-count="0" meta:page-count="2" meta:paragraph-count="25" meta:word-count="1446" meta:character-count="8356" meta:non-whitespace-character-count="6929"/>
  </office:meta>
</office:document-meta>
</file>